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496c" officeooo:paragraph-rsid="0008496c" style:font-size-asian="12.25pt" style:font-size-complex="14pt"/>
    </style:style>
    <style:style style:name="P2" style:family="paragraph" style:parent-style-name="Standard">
      <style:text-properties fo:font-size="14pt" officeooo:rsid="0008496c" officeooo:paragraph-rsid="00093641" style:font-size-asian="12.25pt" style:font-size-complex="14pt"/>
    </style:style>
    <style:style style:name="P3" style:family="paragraph" style:parent-style-name="Standard">
      <style:text-properties fo:font-size="14pt" officeooo:rsid="00093641" officeooo:paragraph-rsid="00093641" style:font-size-asian="12.25pt" style:font-size-complex="14pt"/>
    </style:style>
    <style:style style:name="P4" style:family="paragraph" style:parent-style-name="Standard">
      <style:text-properties fo:font-size="14pt" fo:font-weight="bold" officeooo:rsid="00093641" officeooo:paragraph-rsid="00093641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93641" officeooo:paragraph-rsid="0008496c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93641" officeooo:paragraph-rsid="000bb692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8496c" officeooo:paragraph-rsid="0008496c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bb692" officeooo:paragraph-rsid="000bb692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0a9e43" officeooo:paragraph-rsid="00093641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a9e43" officeooo:paragraph-rsid="000bb692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a9e43" officeooo:paragraph-rsid="000ee9e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bb692" officeooo:paragraph-rsid="00093641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0bb692" officeooo:paragraph-rsid="000bb692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DejaVu Sans Condensed" fo:font-size="20pt" fo:font-weight="normal" officeooo:rsid="0008496c" style:font-size-asian="20pt" style:font-weight-asian="normal" style:font-size-complex="20pt" style:font-weight-complex="normal"/>
    </style:style>
    <style:style style:name="P15" style:family="paragraph" style:parent-style-name="Standard">
      <style:text-properties fo:font-size="20pt" fo:font-weight="normal" officeooo:rsid="0008496c" officeooo:paragraph-rsid="000c28ec" style:font-size-asian="20pt" style:font-weight-asian="normal" style:font-size-complex="20pt" style:font-weight-complex="normal"/>
    </style:style>
    <style:style style:name="P16" style:family="paragraph" style:parent-style-name="Standard">
      <style:text-properties fo:font-size="20pt" fo:font-weight="normal" officeooo:paragraph-rsid="000c28ec"/>
    </style:style>
    <style:style style:name="P17" style:family="paragraph" style:parent-style-name="Standard">
      <style:text-properties style:font-name="DejaVu Math TeX Gyre" fo:font-size="14pt" fo:font-weight="normal" officeooo:rsid="000c28ec" officeooo:paragraph-rsid="000c28e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style:writing-mode="lr-tb"/>
      <style:text-properties style:font-name="DejaVu Math TeX Gyre" fo:font-size="14pt" fo:font-weight="normal" officeooo:rsid="000c28ec" officeooo:paragraph-rsid="000c28ec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0a9e43" officeooo:paragraph-rsid="000bb692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0a9e43" officeooo:paragraph-rsid="0011ef29" style:font-size-asian="12.25pt" style:font-weight-asian="normal" style:font-size-complex="14pt" style:font-weight-complex="normal"/>
    </style:style>
    <style:style style:name="T1" style:family="text">
      <style:text-properties officeooo:rsid="0009364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9e43" style:font-weight-asian="normal" style:font-weight-complex="normal"/>
    </style:style>
    <style:style style:name="T4" style:family="text">
      <style:text-properties fo:font-weight="normal" officeooo:rsid="000bb692" style:font-weight-asian="normal" style:font-weight-complex="normal"/>
    </style:style>
    <style:style style:name="T5" style:family="text">
      <style:text-properties officeooo:rsid="000bb692"/>
    </style:style>
    <style:style style:name="T6" style:family="text">
      <style:text-properties officeooo:rsid="000c28ec"/>
    </style:style>
    <style:style style:name="T7" style:family="text">
      <style:text-properties style:font-name="DejaVu Math TeX Gyre" fo:font-size="14pt" officeooo:rsid="000c28ec" style:font-size-asian="12.25pt" style:font-size-complex="14pt"/>
    </style:style>
    <style:style style:name="T8" style:family="text">
      <style:text-properties style:font-name="DejaVu Math TeX Gyre" fo:font-size="14pt" officeooo:rsid="000c28ec" style:font-size-asian="12.25pt" style:font-weight-asian="normal" style:font-size-complex="14pt" style:font-weight-complex="normal"/>
    </style:style>
    <style:style style:name="T9" style:family="text">
      <style:text-properties style:font-name="DejaVu Math TeX Gyre" fo:font-size="14pt" officeooo:rsid="0011ef29" style:font-size-asian="12.25pt" style:font-weight-asian="normal" style:font-size-complex="14pt" style:font-weight-complex="normal"/>
    </style:style>
    <style:style style:name="T10" style:family="text">
      <style:text-properties officeooo:rsid="0011ef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<text:tab/><text:tab/><text:tab/>Sahil Singh</text:p>
      <text:p text:style-name="P16"><text:span text:style-name="T8"><text:tab/><text:tab/><text:tab/><text:tab/><text:tab/><text:tab/>Mail: </text:span><text:a xlink:type="simple" xlink:href="mailto:sahilsingh00771@gmail.com" text:style-name="Internet_20_link" text:visited-style-name="Visited_20_Internet_20_Link"><text:span text:style-name="T9">s</text:span></text:a><text:span text:style-name="T9">ahilsingh19031425@gmail.com</text:span></text:p>
      <text:p text:style-name="P18"><text:tab/><text:tab/><text:tab/><text:tab/><text:tab/><text:tab/>Location: Kathmandhu/<text:span text:style-name="T10">Maitidevi </text:span></text:p>
      <text:p text:style-name="P17"><text:tab/><text:tab/><text:tab/><text:tab/><text:tab/><text:tab/>Contact number: 9841674683</text:p>
      <text:p text:style-name="P15"><text:span text:style-name="T7"><text:tab/><text:tab/><text:tab/><text:tab/><text:tab/><text:tab/>Github: </text:span><text:a xlink:type="simple" xlink:href="https://github.com/XD-Coffin" text:style-name="Internet_20_link" text:visited-style-name="Visited_20_Internet_20_Link"><text:span text:style-name="T7">https://github.com/XD-Coffin</text:span></text:a></text:p>
      <text:p text:style-name="P8"/>
      <text:p text:style-name="P8">Objective:</text:p>
      <text:p text:style-name="P1"><text:tab/>An inspiring IT professional with an intrest in cybersecurity seeking a full-time <text:tab/>internship for <text:span text:style-name="T6">2021</text:span>.</text:p>
      <text:p text:style-name="P1"/>
      <text:p text:style-name="P1"/>
      <text:p text:style-name="P1"/>
      <text:p text:style-name="P7">Summary of skills:</text:p>
      <text:p text:style-name="P1"/>
      <text:p text:style-name="P1">- Programming and scripting languages: The programming <text:span text:style-name="T10">and scripting </text:span>languages I <text:s text:c="2"/>know are Python, Javascript, Java and Bash.</text:p>
      <text:p text:style-name="P1"/>
      <text:p text:style-name="P1">- Core understanding of IT, IT Security and Computer Networks.</text:p>
      <text:p text:style-name="P1"><text:s/></text:p>
      <text:p text:style-name="P1">- Network softwares: Wireshark, Cisco Packet Tracer.</text:p>
      <text:p text:style-name="P1"/>
      <text:p text:style-name="P1">- <text:span text:style-name="T1">Work with API’s and automation softwares to automate processes.</text:span></text:p>
      <text:p text:style-name="P1"/>
      <text:p text:style-name="P1">- <text:span text:style-name="T1">Responsible and reliable.</text:span></text:p>
      <text:p text:style-name="P1"/>
      <text:p text:style-name="P1"><text:tab/>- <text:span text:style-name="T1">Motivated and eager to learn.</text:span></text:p>
      <text:p text:style-name="P1"/>
      <text:p text:style-name="P1"/>
      <text:p text:style-name="P1"/>
      <text:p text:style-name="P5">Education:</text:p>
      <text:p text:style-name="P1"/>
      <text:p text:style-name="P2"><text:tab/>- <text:span text:style-name="T1">Bsc (Hons)Computer Networking &amp; IT Security from Islington College.</text:span></text:p>
      <text:p text:style-name="P3"><text:tab/>- +2 from Aishwaraya Vidya Niketan</text:p>
      <text:p text:style-name="P3"><text:tab/>- SLC from Siddhartha Sishu Sadan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rojects:</text:p>
      <text:p text:style-name="P4"><text:tab/><text:span text:style-name="T5">Github: </text:span><text:a xlink:type="simple" xlink:href="https://github.com/XD-Coffin" text:style-name="Internet_20_link" text:visited-style-name="Visited_20_Internet_20_Link"><text:span text:style-name="T4">https://github.com/XD-Coffin</text:span></text:a></text:p>
      <text:p text:style-name="P12"/>
      <text:p text:style-name="P13">Some of the projects are enlisted below:</text:p>
      <text:p text:style-name="P6"><text:tab/></text:p>
      <text:p text:style-name="P4">- <text:span text:style-name="T2">Developed a </text:span><text:span text:style-name="T3">script for deauthentication attacks using scapy i.e. Packet manipulation program developed in python.</text:span></text:p>
      <text:p text:style-name="P9"/>
      <text:p text:style-name="P10">- <text:span text:style-name="T5">Completed a project on Network attacks and ways to prevent network attacks in an organizations.</text:span></text:p>
      <text:p text:style-name="P10"/>
      <text:p text:style-name="P20">- <text:span text:style-name="T10">Created a Desktop application for auditors using openpyxl and kivy for automated results in excel file. </text:span></text:p>
      <text:p text:style-name="P9"/>
      <text:p text:style-name="P9">- Developed another script to flood bluetooth devices with unlimited ping requests.</text:p>
      <text:p text:style-name="P9"/>
      <text:p text:style-name="P9">- Developed a discord bot using lots of libraries.</text:p>
      <text:p text:style-name="P9"/>
      <text:p text:style-name="P9">- Developed a voice assistant using python.</text:p>
      <text:p text:style-name="P9"/>
      <text:p text:style-name="P10">- <text:span text:style-name="T5">Developed a GUI Application using JAVA.</text:span></text:p>
      <text:p text:style-name="P10"/>
      <text:p text:style-name="P11">- Developed website using DJANGO, HTML, CSS, JS using mysql as the backend <text:s text:c="5"/>database server.</text:p>
      <text:p text:style-name="P9"/>
      <text:p text:style-name="P9">- Developed a port scanner using python.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3"><text:s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4T17:24:54.610006311</meta:creation-date>
    <dc:date>2021-11-29T23:08:25.156000000</dc:date>
    <meta:editing-duration>P1DT1H4S</meta:editing-duration>
    <meta:editing-cycles>4</meta:editing-cycles>
    <meta:generator>Neat_Office/6.2.8.2$Windows_x86 LibreOffice_project/</meta:generator>
    <meta:document-statistic meta:table-count="0" meta:image-count="0" meta:object-count="0" meta:page-count="2" meta:paragraph-count="33" meta:word-count="224" meta:character-count="1571" meta:non-whitespace-character-count="1330"/>
  </office:meta>
</office:document-meta>
</file>